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3922*"/>
    </style:style>
    <style:style style:name="Table3.B" style:family="table-column">
      <style:table-column-properties style:column-width="4.389cm" style:rel-column-width="17433*"/>
    </style:style>
    <style:style style:name="Table3.C" style:family="table-column">
      <style:table-column-properties style:column-width="2.117cm" style:rel-column-width="8408*"/>
    </style:style>
    <style:style style:name="Table3.D" style:family="table-column">
      <style:table-column-properties style:column-width="1.983cm" style:rel-column-width="7875*"/>
    </style:style>
    <style:style style:name="Table3.E" style:family="table-column">
      <style:table-column-properties style:column-width="2.096cm" style:rel-column-width="8324*"/>
    </style:style>
    <style:style style:name="Table3.F" style:family="table-column">
      <style:table-column-properties style:column-width="2.409cm" style:rel-column-width="9573*"/>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4.3cm" style:rel-column-width="17082*"/>
    </style:style>
    <style:style style:name="Table1.B" style:family="table-column">
      <style:table-column-properties style:column-width="2.298cm" style:rel-column-width="9129*"/>
    </style:style>
    <style:style style:name="Table1.C" style:family="table-column">
      <style:table-column-properties style:column-width="3.298cm" style:rel-column-width="13102*"/>
    </style:style>
    <style:style style:name="Table1.D" style:family="table-column">
      <style:table-column-properties style:column-width="3.3cm" style:rel-column-width="13109*"/>
    </style:style>
    <style:style style:name="Table1.E" style:family="table-column">
      <style:table-column-properties style:column-width="3.3cm" style:rel-column-width="13113*"/>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5.6cm" style:rel-column-width="22246*"/>
    </style:style>
    <style:style style:name="Table2.B" style:family="table-column">
      <style:table-column-properties style:column-width="1.896cm" style:rel-column-width="7532*"/>
    </style:style>
    <style:style style:name="Table2.C" style:family="table-column">
      <style:table-column-properties style:column-width="2.401cm" style:rel-column-width="9536*"/>
    </style:style>
    <style:style style:name="Table2.D" style:family="table-column">
      <style:table-column-properties style:column-width="3.3cm" style:rel-column-width="13109*"/>
    </style:style>
    <style:style style:name="Table2.E" style:family="table-column">
      <style:table-column-properties style:column-width="3.3cm" style:rel-column-width="13112*"/>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8.248cm" style:rel-column-width="32767*"/>
    </style:style>
    <style:style style:name="Table4.B" style:family="table-column">
      <style:table-column-properties style:column-width="8.25cm" style:rel-column-width="32768*"/>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7"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7.A" style:family="table-column">
      <style:table-column-properties style:column-width="4.124cm" style:rel-column-width="16383*"/>
    </style:style>
    <style:style style:name="Table7.1" style:family="table-row">
      <style:table-row-properties fo:keep-together="auto"/>
    </style:style>
    <style:style style:name="Table7.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7.A2" style:family="table-cell">
      <style:table-cell-properties fo:background-color="#eeeeee" fo:padding="0.097cm" fo:border="none" style:writing-mode="lr-tb">
        <style:background-image/>
      </style:table-cell-properties>
    </style:style>
    <style:style style:name="Table7.A3" style:family="table-cell">
      <style:table-cell-properties fo:background-color="transparent" fo:padding="0.097cm" fo:border="none" style:writing-mode="lr-tb">
        <style:background-image/>
      </style:table-cell-properties>
    </style:style>
    <style:style style:name="Table7.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Text_20_body">
      <style:text-properties officeooo:rsid="00a35628" officeooo:paragraph-rsid="00a35628"/>
    </style:style>
    <style:style style:name="P25" style:family="paragraph" style:parent-style-name="Text_20_body">
      <style:text-properties officeooo:paragraph-rsid="00a3caac"/>
    </style:style>
    <style:style style:name="P26" style:family="paragraph" style:parent-style-name="Heading_20_2">
      <style:text-properties officeooo:paragraph-rsid="0059ec0e"/>
    </style:style>
    <style:style style:name="P27" style:family="paragraph" style:parent-style-name="Heading_20_2">
      <style:text-properties officeooo:rsid="0059ec0e" officeooo:paragraph-rsid="0059ec0e"/>
    </style:style>
    <style:style style:name="P28" style:family="paragraph" style:parent-style-name="Heading_20_1">
      <style:text-properties officeooo:paragraph-rsid="0058ff04"/>
    </style:style>
    <style:style style:name="P29" style:family="paragraph" style:parent-style-name="Heading_20_1">
      <style:paragraph-properties fo:break-before="pag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Heading_20_2">
      <style:text-properties officeooo:rsid="00a82c1a" officeooo:paragraph-rsid="00a82c1a"/>
    </style:style>
    <style:style style:name="P37" style:family="paragraph" style:parent-style-name="Heading_20_2">
      <style:paragraph-properties fo:break-before="page"/>
    </style:style>
    <style:style style:name="P38" style:family="paragraph" style:parent-style-name="Heading_20_1" style:master-page-name="First_20_Page">
      <style:paragraph-properties fo:margin-top="0.499cm" fo:margin-bottom="0.3cm" loext:contextual-spacing="false" style:page-number="auto"/>
    </style:style>
    <style:style style:name="P39" style:family="paragraph" style:parent-style-name="Heading_20_1">
      <style:paragraph-properties fo:break-before="page"/>
    </style:style>
    <style:style style:name="P40" style:family="paragraph" style:parent-style-name="Text_20_body" style:list-style-name="L1">
      <style:text-properties officeooo:paragraph-rsid="00a54bcc"/>
    </style:style>
    <style:style style:name="P41" style:family="paragraph" style:parent-style-name="Text_20_body" style:list-style-name="L1">
      <style:text-properties officeooo:rsid="006b2def" officeooo:paragraph-rsid="00488833"/>
    </style:style>
    <style:style style:name="P42" style:family="paragraph" style:parent-style-name="Text_20_body" style:list-style-name="L1">
      <style:text-properties officeooo:rsid="00488833" officeooo:paragraph-rsid="00a54bcc"/>
    </style:style>
    <style:style style:name="P43" style:family="paragraph" style:parent-style-name="Text_20_body" style:list-style-name="L2"/>
    <style:style style:name="P44" style:family="paragraph" style:parent-style-name="Text_20_body" style:list-style-name="L2">
      <style:text-properties officeooo:paragraph-rsid="00488833"/>
    </style:style>
    <style:style style:name="P45" style:family="paragraph" style:parent-style-name="Text_20_body" style:list-style-name="L2">
      <style:text-properties officeooo:paragraph-rsid="007ed786"/>
    </style:style>
    <style:style style:name="P46" style:family="paragraph" style:parent-style-name="Text_20_body" style:list-style-name="L3"/>
    <style:style style:name="P47" style:family="paragraph" style:parent-style-name="Text_20_body" style:list-style-name="L3">
      <style:text-properties officeooo:rsid="00704ba1" officeooo:paragraph-rsid="00704ba1"/>
    </style:style>
    <style:style style:name="P48" style:family="paragraph" style:parent-style-name="Text_20_body" style:list-style-name="L3">
      <style:text-properties officeooo:rsid="00704ba1" officeooo:paragraph-rsid="0072ac00"/>
    </style:style>
    <style:style style:name="P49" style:family="paragraph" style:parent-style-name="Text_20_body" style:list-style-name="L3">
      <style:text-properties officeooo:rsid="008ffba8" officeooo:paragraph-rsid="008ffba8"/>
    </style:style>
    <style:style style:name="P50" style:family="paragraph" style:parent-style-name="Text_20_body" style:list-style-name="L2">
      <style:text-properties officeooo:rsid="008ffba8" officeooo:paragraph-rsid="008ffba8"/>
    </style:style>
    <style:style style:name="P51" style:family="paragraph" style:parent-style-name="Text_20_body" style:list-style-name="L3">
      <style:text-properties officeooo:rsid="0072ac00" officeooo:paragraph-rsid="0072ac00"/>
    </style:style>
    <style:style style:name="P52" style:family="paragraph" style:parent-style-name="Text_20_body" style:list-style-name="L3">
      <style:text-properties officeooo:rsid="0071f21b" officeooo:paragraph-rsid="0071f21b"/>
    </style:style>
    <style:style style:name="P53" style:family="paragraph" style:parent-style-name="Text_20_body" style:list-style-name="L4"/>
    <style:style style:name="P54" style:family="paragraph" style:parent-style-name="Text_20_body" style:list-style-name="L5">
      <style:text-properties officeooo:rsid="0055a33a" officeooo:paragraph-rsid="0055a33a"/>
    </style:style>
    <style:style style:name="P55" style:family="paragraph" style:parent-style-name="Text_20_body" style:list-style-name="L2">
      <style:text-properties officeooo:rsid="00810daf" officeooo:paragraph-rsid="00810daf"/>
    </style:style>
    <style:style style:name="P56" style:family="paragraph" style:parent-style-name="Text_20_body" style:list-style-name="L6">
      <style:text-properties officeooo:rsid="0064b63a" officeooo:paragraph-rsid="0064b63a"/>
    </style:style>
    <style:style style:name="P57" style:family="paragraph" style:parent-style-name="Text_20_body">
      <style:text-properties officeooo:rsid="0064b63a" officeooo:paragraph-rsid="0064b63a"/>
    </style:style>
    <style:style style:name="P58" style:family="paragraph" style:parent-style-name="Text_20_body" style:list-style-name="L6">
      <style:text-properties officeooo:rsid="00661211" officeooo:paragraph-rsid="00661211"/>
    </style:style>
    <style:style style:name="P59" style:family="paragraph" style:parent-style-name="Text_20_body">
      <style:text-properties officeooo:paragraph-rsid="00a8171b"/>
    </style:style>
    <style:style style:name="P60" style:family="paragraph" style:parent-style-name="Text_20_body" style:list-style-name="L2">
      <style:text-properties officeooo:rsid="00a82c1a" officeooo:paragraph-rsid="00a82c1a"/>
    </style:style>
    <style:style style:name="P61" style:family="paragraph" style:parent-style-name="Text_20_body">
      <style:text-properties officeooo:rsid="00a82c1a" officeooo:paragraph-rsid="00a82c1a"/>
    </style:style>
    <style:style style:name="P62" style:family="paragraph" style:parent-style-name="Text_20_body">
      <style:text-properties officeooo:paragraph-rsid="00a8f545"/>
    </style:style>
    <style:style style:name="P63" style:family="paragraph" style:parent-style-name="Text_20_body">
      <style:text-properties officeooo:rsid="00a35628" officeooo:paragraph-rsid="00a8f545"/>
    </style:style>
    <style:style style:name="P64" style:family="paragraph" style:parent-style-name="Text_20_body">
      <style:text-properties officeooo:paragraph-rsid="00aae17c"/>
    </style:style>
    <style:style style:name="P65" style:family="paragraph" style:parent-style-name="Text_20_body">
      <style:text-properties officeooo:rsid="00aae17c" officeooo:paragraph-rsid="00aae17c"/>
    </style:style>
    <style:style style:name="P66" style:family="paragraph" style:parent-style-name="Text_20_body">
      <style:text-properties officeooo:rsid="00ae7d25" officeooo:paragraph-rsid="00ae7d25"/>
    </style:style>
    <style:style style:name="P67" style:family="paragraph" style:parent-style-name="Text_20_body">
      <style:paragraph-properties fo:break-before="page"/>
      <style:text-properties officeooo:paragraph-rsid="00a8f545"/>
    </style:style>
    <style:style style:name="P68" style:family="paragraph" style:parent-style-name="Text_20_body">
      <style:paragraph-properties fo:break-before="page"/>
      <style:text-properties officeooo:rsid="00a35628" officeooo:paragraph-rsid="00a8f545"/>
    </style:style>
    <style:style style:name="P69" style:family="paragraph" style:parent-style-name="Text_20_body">
      <style:paragraph-properties fo:break-before="page"/>
      <style:text-properties officeooo:rsid="00aae17c" officeooo:paragraph-rsid="00aae17c"/>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officeooo:paragraph-rsid="00aae17c"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paragraph-rsid="00aae17c"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355ce8"/>
    </style:style>
    <style:style style:name="T5" style:family="text">
      <style:text-properties officeooo:rsid="0036bed4"/>
    </style:style>
    <style:style style:name="T6" style:family="text">
      <style:text-properties officeooo:rsid="00392e4f"/>
    </style:style>
    <style:style style:name="T7" style:family="text">
      <style:text-properties officeooo:rsid="0043d51b"/>
    </style:style>
    <style:style style:name="T8" style:family="text">
      <style:text-properties officeooo:rsid="004590a3"/>
    </style:style>
    <style:style style:name="T9" style:family="text">
      <style:text-properties fo:font-size="11pt" fo:font-weight="normal" officeooo:rsid="004c52ce" style:font-size-asian="11pt" style:font-weight-asian="normal" style:font-size-complex="11pt" style:font-weight-complex="normal"/>
    </style:style>
    <style:style style:name="T10" style:family="text">
      <style:text-properties fo:font-size="11pt" fo:font-weight="normal" officeooo:rsid="006efd03" style:font-size-asian="11pt" style:font-weight-asian="normal" style:font-size-complex="11pt" style:font-weight-complex="normal"/>
    </style:style>
    <style:style style:name="T11" style:family="text">
      <style:text-properties fo:font-weight="normal" style:font-weight-asian="normal" style:font-weight-complex="normal"/>
    </style:style>
    <style:style style:name="T12" style:family="text">
      <style:text-properties officeooo:rsid="0047316b"/>
    </style:style>
    <style:style style:name="T13" style:family="text">
      <style:text-properties officeooo:rsid="004c52ce"/>
    </style:style>
    <style:style style:name="T14" style:family="text">
      <style:text-properties officeooo:rsid="0051ed0a"/>
    </style:style>
    <style:style style:name="T15" style:family="text">
      <style:text-properties officeooo:rsid="005a0dcf"/>
    </style:style>
    <style:style style:name="T16" style:family="text">
      <style:text-properties officeooo:rsid="005bb22b"/>
    </style:style>
    <style:style style:name="T17" style:family="text">
      <style:text-properties officeooo:rsid="005e4ba2"/>
    </style:style>
    <style:style style:name="T18" style:family="text">
      <style:text-properties officeooo:rsid="0064b63a"/>
    </style:style>
    <style:style style:name="T19" style:family="text">
      <style:text-properties officeooo:rsid="0066d236"/>
    </style:style>
    <style:style style:name="T20" style:family="text">
      <style:text-properties officeooo:rsid="00693795"/>
    </style:style>
    <style:style style:name="T21" style:family="text">
      <style:text-properties officeooo:rsid="006c0dca"/>
    </style:style>
    <style:style style:name="T22" style:family="text">
      <style:text-properties officeooo:rsid="006dba91"/>
    </style:style>
    <style:style style:name="T23" style:family="text">
      <style:text-properties officeooo:rsid="006efd03"/>
    </style:style>
    <style:style style:name="T24" style:family="text">
      <style:text-properties officeooo:rsid="0071f21b"/>
    </style:style>
    <style:style style:name="T25" style:family="text">
      <style:text-properties officeooo:rsid="0074b0a6"/>
    </style:style>
    <style:style style:name="T26" style:family="text">
      <style:text-properties officeooo:rsid="007a6ffd"/>
    </style:style>
    <style:style style:name="T27" style:family="text">
      <style:text-properties officeooo:rsid="007b1ddf"/>
    </style:style>
    <style:style style:name="T28" style:family="text">
      <style:text-properties officeooo:rsid="007ed786"/>
    </style:style>
    <style:style style:name="T29" style:family="text">
      <style:text-properties officeooo:rsid="00810daf"/>
    </style:style>
    <style:style style:name="T30" style:family="text">
      <style:text-properties officeooo:rsid="008efc54"/>
    </style:style>
    <style:style style:name="T31" style:family="text">
      <style:text-properties officeooo:rsid="00a3caac"/>
    </style:style>
    <style:style style:name="T32" style:family="text">
      <style:text-properties officeooo:rsid="00a54bcc"/>
    </style:style>
    <style:style style:name="T33" style:family="text">
      <style:text-properties officeooo:rsid="00a6d3b1"/>
    </style:style>
    <style:style style:name="T34" style:family="text">
      <style:text-properties officeooo:rsid="00a75dd5"/>
    </style:style>
    <style:style style:name="T35" style:family="text">
      <style:text-properties officeooo:rsid="00a8171b"/>
    </style:style>
    <style:style style:name="T36" style:family="text">
      <style:text-properties officeooo:rsid="00a82c1a"/>
    </style:style>
    <style:style style:name="T37" style:family="text">
      <style:text-properties officeooo:rsid="00a8f545"/>
    </style:style>
    <style:style style:name="T38" style:family="text">
      <style:text-properties officeooo:rsid="00aae17c"/>
    </style:style>
    <style:style style:name="T39"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8">Project name <office:annotation><dc:creator>Unknown Author</dc:creator><dc:date>2015-04-01T13:40:11</dc:date><text:p text:style-name="P76"><text:span text:style-name="T39">Unique identifier name, specific to this pitch</text:span></text:p></office:annotation></text:p>
      <text:p text:style-name="Text_20_body">Glia <text:span text:style-name="T21">Foreign</text:span> Office – <text:span text:style-name="T20">2020-2025</text:span></text:p>
      <text:p text:style-name="Heading_20_1">Fellow<text:span text:style-name="T12">(s)</text:span></text:p>
      <text:p text:style-name="Text_20_body">Tarek Loubani</text:p>
      <text:p text:style-name="Heading_20_1">Short description</text:p>
      <text:p text:style-name="P14">The <text:span text:style-name="T21">Foreign</text:span> office has been established. Stable operational costs remain the most difficult item to gain funding for, and so we <text:span text:style-name="T25">will continue funding the office’s operational costs through the Shuttleworth Foundation grant with a plan to wean the office from the Foundation’s grant funding.</text:span></text:p>
      <text:p text:style-name="Heading_20_1">Objective(s)</text:p>
      <text:list xml:id="list2282203553" text:style-name="L1">
        <text:list-item>
          <text:p text:style-name="P41">Maintain the operational costs of the Glia foreign office so that it may continue its goal to research, create, maintain and manufacture high quality open access medical devices in the foreign country</text:p>
        </text:list-item>
        <text:list-item>
          <text:p text:style-name="P42">Permeate the broader values of local design and manufacture in the area</text:p>
        </text:list-item>
        <text:list-item>
          <text:p text:style-name="P40"><text:span text:style-name="T32">Create a financially self-sufficient entity to ensure the continuation of the mission for open source medical devices</text:span><office:annotation><dc:creator>Unknown Author</dc:creator><dc:date>2015-03-11T13:42:16</dc:date><text:p><text:span text:style-name="T39">Why do you want to do it?</text:span></text:p><text:p><text:span text:style-name="T39">What do you hope to achieve?</text:span></text:p><text:p><text:span text:style-name="T39">How will the world be different because of this project?</text:span></text:p></office:annotation></text:p>
        </text:list-item>
      </text:list>
      <text:p text:style-name="P7"/>
      <text:p text:style-name="Text_20_body">The <text:span text:style-name="T21">Foreign</text:span> team will:</text:p>
      <text:list xml:id="list1003113696" text:style-name="L2">
        <text:list-item>
          <text:p text:style-name="P43">Be a centre of excellence for 3D printing and rapid prototyping</text:p>
        </text:list-item>
        <text:list-item>
          <text:p text:style-name="P43">Be a centre of excellence for Free/Open Source Software and Hardware in <text:span text:style-name="T21">the Foreign country</text:span></text:p>
        </text:list-item>
        <text:list-item>
          <text:p text:style-name="P43">Disseminate 3D printing culture in schools, universities and businesses</text:p>
        </text:list-item>
        <text:list-item>
          <text:p text:style-name="P43">Produce medical devices <text:span text:style-name="T21">for local hospitals and the Ministry of Health</text:span></text:p>
        </text:list-item>
        <text:list-item>
          <text:p text:style-name="P43">Train hospital biomedical engineering departments on use of 3D printing</text:p>
        </text:list-item>
        <text:list-item>
          <text:p text:style-name="P43">Establish centre<text:span text:style-name="T21">s</text:span> for 3D printing <text:span text:style-name="T4">and device development with willing partners as the opportunities arise</text:span></text:p>
        </text:list-item>
      </text:list>
      <text:p text:style-name="P29">Link to scope of fellowship(s)<office:annotation><dc:creator>Unknown Author</dc:creator><dc:date>2015-03-11T13:42:56</dc:date><text:p><text:span text:style-name="T39">How does this relate to the scope of your fellowship(s)?</text:span></text:p></office:annotation></text:p>
      <text:p text:style-name="Text_20_body">The fellowship scope is to both create medical devices and to create the conditions for open source medical devices to thrive. <text:span text:style-name="T22">The Foreign country</text:span> serves as a live test for these devices, <text:span text:style-name="T5">and an office is necessary to coordinate this work</text:span>.</text:p>
      <text:p text:style-name="Heading_20_1">Context</text:p>
      <text:p text:style-name="P15"><text:span text:style-name="T10">Over the past year, we have established an office in the Foreign region that has been more successful than we initially imagined. </text:span><text:span text:style-name="T9">This project will allow the engineers </text:span><text:span text:style-name="T10">in the Foreign office </text:span><text:span text:style-name="T9">to </text:span><text:span text:style-name="T10">continue their </text:span><text:span text:style-name="T9">work full-time with Glia, and to have equipment that makes it possible to work efficiently and effectively.</text:span><text:span text:style-name="T11"><office:annotation><dc:creator>Unknown Author</dc:creator><dc:date>2015-03-11T13:43:19</dc:date><text:p><text:span text:style-name="T39">How does this project fit into the greater environment?</text:span></text:p><text:p><text:span text:style-name="T39">How is this similar and/or different from what others have done?</text:span></text:p></office:annotation></text:span></text:p>
      <text:p text:style-name="Text_20_body"><text:span text:style-name="T23">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7">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3">arrested or assassinated</text:span>. <text:span text:style-name="T13">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9">Who do you expect will benefit from this project?</text:span></text:p><text:p><text:span text:style-name="T39">Who will/might the project impact on?</text:span></text:p></office:annotation></text:p>
      <text:list xml:id="list3301995545" text:style-name="L3">
        <text:list-item>
          <text:p text:style-name="P46">Ministry of Health (<text:span text:style-name="T23">Foreign country</text:span>) – <text:span text:style-name="T6">creation of needed medical devices</text:span></text:p>
        </text:list-item>
        <text:list-item>
          <text:p text:style-name="P46">Work Without Borders (<text:span text:style-name="T23">Foreign country</text:span>) – <text:span text:style-name="T23">continuing training and support of their 3D modeling team</text:span></text:p>
        </text:list-item>
        <text:list-item>
          <text:p text:style-name="P46">University College of Science and Technology (Khan Younis) – <text:span text:style-name="T23">continuing </text:span>training and <text:span text:style-name="T23">support </text:span>of biomedical devices division</text:p>
        </text:list-item>
        <text:list-item>
          <text:p text:style-name="P47">Terre des Hommes – continuing training and support of their mobile fablab</text:p>
        </text:list-item>
        <text:list-item>
          <text:p text:style-name="P47">Emaar <text:span text:style-name="T21">Centre for Rehabilitation and Development</text:span> – continuing training and support of their fablab</text:p>
        </text:list-item>
        <text:list-item>
          <text:p text:style-name="P49">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9">Who will you work closely with?</text:span></text:p><text:p><text:span text:style-name="T39">Who will be part of the project team?</text:span></text:p></office:annotation></text:p>
      <text:list xml:id="list163628886832337" text:continue-numbering="true" text:style-name="L3">
        <text:list-item>
          <text:p text:style-name="P46">Ministry of Health (<text:span text:style-name="T24">Foreign</text:span>)</text:p>
        </text:list-item>
        <text:list-item>
          <text:p text:style-name="P49">Ministry of Health (Tunisia)</text:p>
        </text:list-item>
        <text:list-item>
          <text:p text:style-name="P46">University College of Science and Technology (Khan Younis)</text:p>
        </text:list-item>
        <text:list-item>
          <text:p text:style-name="P51">Terre des Hommes</text:p>
        </text:list-item>
        <text:list-item>
          <text:p text:style-name="P48">Emaar Centre for Rehabilitation and Development</text:p>
        </text:list-item>
        <text:list-item>
          <text:p text:style-name="P46">Tashkeel 3D</text:p>
        </text:list-item>
        <text:list-item>
          <text:p text:style-name="P52">Glia Inc</text:p>
        </text:list-item>
      </text:list>
      <text:p text:style-name="Text_20_body"/>
      <text:p text:style-name="Heading_20_1">Boundary <text:span text:style-name="T3">players</text:span><text:span text:style-name="T3"><office:annotation><dc:creator>Unknown Author</dc:creator><dc:date>2015-03-11T13:51:57</dc:date><text:p><text:span text:style-name="T39">These are outside the project team, staff and/or board, not directly included in the project by you.</text:span></text:p><text:p><text:span text:style-name="T39">Who do you need to keep in mind when developing and implementing the project? </text:span></text:p><text:p><text:span text:style-name="T39">Whose actions and/or decisions will/could impact on the project?</text:span></text:p><text:p><text:span text:style-name="T39">Who might challenge or try to block what you are trying to do?</text:span></text:p><text:p><text:span text:style-name="T39">Whose actions or decisions might hold a risk for your project?</text:span></text:p><text:p><text:span text:style-name="T39">Who might be able to help?</text:span></text:p><text:p><text:span text:style-name="T39"/></text:p></office:annotation></text:span></text:p>
      <text:p text:style-name="P9">Boundary players are listed below in order of disruption as a function of ability and likelihood.</text:p>
      <text:list xml:id="list2897834845" text:style-name="L4">
        <text:list-item>
          <text:p text:style-name="P53">Coordination of Government Activities in the Territories (COGAT) – Israeli unit responsible for blockade</text:p>
          <text:list>
            <text:list-item>
              <text:p text:style-name="P53">Might deny <text:span text:style-name="T14">project members</text:span> entry to Gaza</text:p>
            </text:list-item>
            <text:list-item>
              <text:p text:style-name="P53">Might deny equipment entry into Gaza</text:p>
            </text:list-item>
          </text:list>
        </text:list-item>
        <text:list-item>
          <text:p text:style-name="P53">Ministry of Interior (Israel)</text:p>
          <text:list>
            <text:list-item>
              <text:p text:style-name="P53">Might deny <text:span text:style-name="T14">project members</text:span> <text:span text:style-name="T14">visas to enter Israel</text:span></text:p>
            </text:list-item>
          </text:list>
        </text:list-item>
        <text:list-item>
          <text:p text:style-name="P53">Israel Security Agency (aka Shin Bet aka Shabak)</text:p>
          <text:list>
            <text:list-item>
              <text:p text:style-name="P53">Might declare project members as terrorists</text:p>
            </text:list-item>
          </text:list>
        </text:list-item>
        <text:list-item>
          <text:p text:style-name="P53">Canadian Security Intelligence Service / Royal Canadian Mounted Police (CSIS/RCMP)</text:p>
          <text:list>
            <text:list-item>
              <text:p text:style-name="P53">Might define work in Gaza as falling within Bill C51 (The Antiterrorism Act)</text:p>
            </text:list-item>
            <text:list-item>
              <text:p text:style-name="P53">Might order confiscation of laptops / electronics</text:p>
            </text:list-item>
          </text:list>
        </text:list-item>
        <text:list-item>
          <text:p text:style-name="P53">Health Canada</text:p>
        </text:list-item>
      </text:list>
      <text:list xml:id="list3426107688" text:style-name="L5">
        <text:list-item>
          <text:list>
            <text:list-item>
              <text:p text:style-name="P54">Licensing barriers might create down-time in projects in Gaza</text:p>
            </text:list-item>
          </text:list>
        </text:list-item>
      </text:list>
      <text:p text:style-name="Heading_20_1"/>
      <text:p text:style-name="P29">Methodology and activities<office:annotation><dc:creator>Unknown Author</dc:creator><dc:date>2015-03-11T13:53:40</dc:date><text:p><text:span text:style-name="T39">What will your approach be?</text:span></text:p><text:p><text:span text:style-name="T39">What activities will the project include?</text:span></text:p></office:annotation></text:p>
      <text:p text:style-name="P27">Manufacturing</text:p>
      <text:p text:style-name="P18">The <text:span text:style-name="T26">Foreign </text:span>office is presently <text:span text:style-name="T15">co-located with</text:span> Tashkeel 3D, a 3D printing, CNC and PCB-manufacturing facility currently based in a <text:span text:style-name="T26">3-room shared workshop. Glia will cover $200 of the $300 rent, and Tashkeel 3D will pay for the remainder. All of Tashkeel 3D’s equipment (CNC, tools, etc) will be available to Glia. See below in “Sustainability strategy” for the rationale on keeping Tashkeel 3D alive.</text:span></text:p>
      <text:p text:style-name="P27">Research and development</text:p>
      <text:p text:style-name="P16">Research and development <text:span text:style-name="T27">was planned between the Glia office as well as the UCST-KY college, Al-Azhar University and the Islamic University of Gaza. To some extent, Glia has proven that private-sector research and development is possible and some engineering and manufacturing firms are considering entry into the field of medical devices.</text:span></text:p>
      <text:p text:style-name="P17">As an independent group, Glia has been able to continue to perform research and development work on several of our devices and manufacturing technologies.</text:p>
      <text:p text:style-name="P26">Personnel</text:p>
      <text:p text:style-name="P20">The office has <text:span text:style-name="T34">four</text:span> paid personnel, <text:span text:style-name="T34">a medical lead (Dr. Mohammed Al-Attar) and three </text:span>engineers (Mohammed Abu Matar, Shaker Shaheen <text:span text:style-name="T34">and Mohammed Khdair</text:span>). Because the office represents a real-life work opportunity, unpaid interns seconded from public universities will be leveraged as well.</text:p>
      <text:p text:style-name="P29">Outputs and deliverables<office:annotation><dc:creator>Unknown Author</dc:creator><dc:date>2015-03-11T13:54:06</dc:date><text:p><text:span text:style-name="T39">What will the tangible outputs of the project be?</text:span></text:p><text:p><text:span text:style-name="T39">What IP will be created during the project?</text:span></text:p></office:annotation></text:p>
      <text:p text:style-name="Heading_20_2">Medical device manufacturing</text:p>
      <text:p text:style-name="P59">The primary task of the team will be to create and distribute medical devices. The <text:span text:style-name="T34">long-term goal of the office from 2020-2025 will be to disseminate the culture and popularize the idea of indigenous medical device manufacturing. Short term annual goals will continue to be set depending on the need at that time. However, it is expected that by the end of this Pitch’s period, Gaza will be independently manufacturing the tourniquet, stethoscope, otoscope, pulse oximeter, electrocardiogram and ClearMate carbon monoxide treatment device, as well as consumable and replacement parts.</text:span></text:p>
      <text:p text:style-name="P59"><text:span text:style-name="T35">The Glia group will continue to use a graded model of distribution and continuous improvement on all devices while encouraging other manufacturers in the sector to produce devices whose viability we prove.</text:span></text:p>
      <text:p text:style-name="P36">Quality control and assurance</text:p>
      <text:p text:style-name="P59"><text:span text:style-name="T35">During this period, Glia will shift into a quality assurance and control (QA/QC) role. The goal here is to encourage and foster high quality device creation by other players in the manufacturing sector. To prevent these players from creating a monopoly or oligopoly, Glia will continue to present a credible manufacturing threat to them by maintaining manufacturing capacity. However, our production will hopefully become a minority of the market and will serve to set quality and price standards rather than to compete with other products.</text:span></text:p>
      <text:list xml:id="list163628774200556" text:continue-list="list1003113696" text:style-name="L2">
        <text:list-item>
          <text:p text:style-name="P44"><text:span text:style-name="T36">M</text:span>edical devices in Gaza:</text:p>
          <text:list>
            <text:list-item>
              <text:p text:style-name="P45">Tourniquets <text:span text:style-name="T36">(current)</text:span></text:p>
            </text:list-item>
            <text:list-item>
              <text:p text:style-name="P45">Stethoscopes <text:span text:style-name="T36">(current)</text:span></text:p>
            </text:list-item>
            <text:list-item>
              <text:p text:style-name="P44">Pulse oximeters <text:span text:style-name="T36">(expected)</text:span></text:p>
            </text:list-item>
            <text:list-item>
              <text:p text:style-name="P55">Otoscope <text:span text:style-name="T36">(expected)</text:span></text:p>
            </text:list-item>
            <text:list-item>
              <text:p text:style-name="P60">Electrocardiogram (expected)</text:p>
            </text:list-item>
            <text:list-item>
              <text:p text:style-name="P60">ClearMate Carbon Monoxide Treatment (expected)</text:p>
            </text:list-item>
          </text:list>
        </text:list-item>
        <text:list-item>
          <text:p text:style-name="P44">Train hospital biomedical engineering departments on use of 3D printing <text:span text:style-name="T28">for replacement parts like gears</text:span></text:p>
        </text:list-item>
        <text:list-item>
          <text:p text:style-name="P50">Train personnel of new fablabs emerging in Gaza.</text:p>
        </text:list-item>
      </text:list>
      <text:p text:style-name="Heading_20_2"/>
      <text:p text:style-name="P37">Personnel development</text:p>
      <text:p text:style-name="Text_20_body">T<text:span text:style-name="T36">hree</text:span> engineers have been working extensively on 3D printing and its cultural dissemination in Gaza. They are Mohammed Abu Matar, <text:span text:style-name="T29">Shaker Shaheen and Mohammed Khdair</text:span>. Through this project, they will be given 1 day a week (<text:span text:style-name="T29">5</text:span> day work week) to work on independent projects as they see fit to help them develop their skills and interests.</text:p>
      <text:p text:style-name="P61">A physician with extensive administrative and field experience has been hired into the team and will continue to increase his role over the coming years.</text:p>
      <text:p text:style-name="Heading_20_2"><text:span text:style-name="T8">External</text:span> training <text:span text:style-name="T8">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Emaar Centre for Rehabilitation and Development is in a similar position, looking for support for their fixed fablab in the southern region. </text:p>
      <text:p text:style-name="P28">Time frame<office:annotation><dc:creator>Unknown Author</dc:creator><dc:date>2015-03-11T13:54:30</dc:date><text:p><text:span text:style-name="T39">When? </text:span></text:p><text:p><text:span text:style-name="T39">How long? </text:span></text:p></office:annotation></text:p>
      <text:p text:style-name="Text_20_body"><text:span text:style-name="T33">Five years</text:span>, <text:span text:style-name="T33">non-</text:span>renewable. <text:span text:style-name="T33">Operating </text:span>date<text:span text:style-name="T33">s</text:span> <text:span text:style-name="T33">are</text:span> <text:span text:style-name="T33">March 1, 2020 to February 28, 2025</text:span>.</text:p>
      <text:p text:style-name="Heading_20_1">Resources and budget</text:p>
      <text:p text:style-name="P23">Table 1. <text:span text:style-name="T37">Estimated annual capital costs</text:span></text:p>
      <table:table table:name="Table5" table:style-name="Table5">
        <office:dde-source office:name="soffice3" office:dde-application="soffice" office:dde-item="/home/orangey/workspace/meta/pitches/2020/2020-2025 - Gaza office budget.ods" office:dde-topic="Sheet1.A2:E6" office:automatic-update="tru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3">Item</text:p>
          </table:table-cell>
          <table:table-cell table:style-name="Table5.A1" office:value-type="string">
            <text:p text:style-name="P34">Quantity</text:p>
          </table:table-cell>
          <table:table-cell table:style-name="Table5.A1" office:value-type="string">
            <text:p text:style-name="P34">Unit cost</text:p>
          </table:table-cell>
          <table:table-cell table:style-name="Table5.A1" office:value-type="string">
            <text:p text:style-name="P33">Total cost</text:p>
          </table:table-cell>
          <table:table-cell table:style-name="Table5.A1" office:value-type="string">
            <text:p text:style-name="P33">Contributor</text:p>
          </table:table-cell>
        </table:table-row>
        <table:table-row>
          <table:table-cell table:style-name="Table5.A2" office:value-type="string">
            <text:p text:style-name="P30">Solar system enlargement</text:p>
          </table:table-cell>
          <table:table-cell table:style-name="Table5.A2" office:value-type="string">
            <text:p text:style-name="P32">1</text:p>
          </table:table-cell>
          <table:table-cell table:style-name="Table5.A2" office:value-type="string">
            <text:p text:style-name="P32">2700</text:p>
          </table:table-cell>
          <table:table-cell table:style-name="Table5.A2" office:value-type="string">
            <text:p text:style-name="P31">$2,700.00</text:p>
          </table:table-cell>
          <table:table-cell table:style-name="Table5.A2" office:value-type="string">
            <text:p text:style-name="P30">SF</text:p>
          </table:table-cell>
        </table:table-row>
        <table:table-row>
          <table:table-cell table:style-name="Table5.A3" office:value-type="string">
            <text:p text:style-name="P30">Injection molding</text:p>
          </table:table-cell>
          <table:table-cell table:style-name="Table5.A3" office:value-type="string">
            <text:p text:style-name="P32">1</text:p>
          </table:table-cell>
          <table:table-cell table:style-name="Table5.A3" office:value-type="string">
            <text:p text:style-name="P32">500</text:p>
          </table:table-cell>
          <table:table-cell table:style-name="Table5.A3" office:value-type="string">
            <text:p text:style-name="P31">$500.00</text:p>
          </table:table-cell>
          <table:table-cell table:style-name="Table5.A3" office:value-type="string">
            <text:p text:style-name="P30">SF</text:p>
          </table:table-cell>
        </table:table-row>
        <table:table-row>
          <table:table-cell table:style-name="Table5.A2" office:value-type="string">
            <text:p text:style-name="P30">Safety equipment</text:p>
          </table:table-cell>
          <table:table-cell table:style-name="Table5.A2" office:value-type="string">
            <text:p text:style-name="P32">1</text:p>
          </table:table-cell>
          <table:table-cell table:style-name="Table5.A2" office:value-type="string">
            <text:p text:style-name="P32">150</text:p>
          </table:table-cell>
          <table:table-cell table:style-name="Table5.A2" office:value-type="string">
            <text:p text:style-name="P31">$150.00</text:p>
          </table:table-cell>
          <table:table-cell table:style-name="Table5.A2" office:value-type="string">
            <text:p text:style-name="P30">SF</text:p>
          </table:table-cell>
        </table:table-row>
        <table:table-row>
          <table:table-cell table:style-name="Table5.A5" office:value-type="string">
            <text:p text:style-name="P30">Total</text:p>
          </table:table-cell>
          <table:table-cell table:style-name="Table5.A5" office:value-type="string">
            <text:p text:style-name="P30"/>
          </table:table-cell>
          <table:table-cell table:style-name="Table5.A5" office:value-type="string">
            <text:p text:style-name="P30"/>
          </table:table-cell>
          <table:table-cell table:style-name="Table5.A5" office:value-type="string">
            <text:p text:style-name="P31">$3,350.00</text:p>
          </table:table-cell>
          <table:table-cell table:style-name="Table5.A5" office:value-type="string">
            <text:p text:style-name="P30"/>
          </table:table-cell>
        </table:table-row>
      </table:table>
      <text:p text:style-name="P23"/>
      <text:p text:style-name="Text_20_body"/>
      <text:p text:style-name="P67">Table 2. <text:span text:style-name="T37">Estimated annual material costs</text:span></text:p>
      <table:table table:name="Table3" table:style-name="Table3">
        <office:dde-source office:name="soffice4" office:dde-application="soffice" office:dde-item="/home/orangey/workspace/meta/pitches/2020/2020-2025 - Gaza office budget.ods" office:dde-topic="Sheet1.A9:F13" office:automatic-update="true"/>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Item</text:p>
          </table:table-cell>
          <table:table-cell table:style-name="Table3.A1" office:value-type="string">
            <text:p text:style-name="P33">Description</text:p>
          </table:table-cell>
          <table:table-cell table:style-name="Table3.A1" office:value-type="string">
            <text:p text:style-name="P34">Quantity</text:p>
          </table:table-cell>
          <table:table-cell table:style-name="Table3.A1" office:value-type="string">
            <text:p text:style-name="P34">Unit cost</text:p>
          </table:table-cell>
          <table:table-cell table:style-name="Table3.A1" office:value-type="string">
            <text:p text:style-name="P33">Total cost</text:p>
          </table:table-cell>
          <table:table-cell table:style-name="Table3.A1" office:value-type="string">
            <text:p text:style-name="P33">Contributor</text:p>
          </table:table-cell>
        </table:table-row>
        <table:table-row>
          <table:table-cell table:style-name="Table3.A2" office:value-type="string">
            <text:p text:style-name="P30">Plastic Pellets</text:p>
          </table:table-cell>
          <table:table-cell table:style-name="Table3.A2" office:value-type="string">
            <text:p text:style-name="P30">Chi Mei Polylac PA-757 ABS</text:p>
          </table:table-cell>
          <table:table-cell table:style-name="Table3.A2" office:value-type="string">
            <text:p text:style-name="P32">4</text:p>
          </table:table-cell>
          <table:table-cell table:style-name="Table3.A2" office:value-type="string">
            <text:p text:style-name="P32">200</text:p>
          </table:table-cell>
          <table:table-cell table:style-name="Table3.A2" office:value-type="string">
            <text:p text:style-name="P31">$800.00</text:p>
          </table:table-cell>
          <table:table-cell table:style-name="Table3.A2" office:value-type="string">
            <text:p text:style-name="P30">SF</text:p>
          </table:table-cell>
        </table:table-row>
        <table:table-row>
          <table:table-cell table:style-name="Table3.A3" office:value-type="string">
            <text:p text:style-name="P30">Printer materials</text:p>
          </table:table-cell>
          <table:table-cell table:style-name="Table3.A3" office:value-type="string">
            <text:p text:style-name="P30">Wood, paints, glue, etc.</text:p>
          </table:table-cell>
          <table:table-cell table:style-name="Table3.A3" office:value-type="string">
            <text:p text:style-name="P32">1</text:p>
          </table:table-cell>
          <table:table-cell table:style-name="Table3.A3" office:value-type="string">
            <text:p text:style-name="P32">100</text:p>
          </table:table-cell>
          <table:table-cell table:style-name="Table3.A3" office:value-type="string">
            <text:p text:style-name="P31">$100.00</text:p>
          </table:table-cell>
          <table:table-cell table:style-name="Table3.A3" office:value-type="string">
            <text:p text:style-name="P30">SF</text:p>
          </table:table-cell>
        </table:table-row>
        <table:table-row>
          <table:table-cell table:style-name="Table3.A2" office:value-type="string">
            <text:p text:style-name="P30">Project-related</text:p>
          </table:table-cell>
          <table:table-cell table:style-name="Table3.A2" office:value-type="string">
            <text:p text:style-name="P30"/>
          </table:table-cell>
          <table:table-cell table:style-name="Table3.A2" office:value-type="string">
            <text:p text:style-name="P32">1</text:p>
          </table:table-cell>
          <table:table-cell table:style-name="Table3.A2" office:value-type="string">
            <text:p text:style-name="P32">500</text:p>
          </table:table-cell>
          <table:table-cell table:style-name="Table3.A2" office:value-type="string">
            <text:p text:style-name="P31">$500.00</text:p>
          </table:table-cell>
          <table:table-cell table:style-name="Table3.A2" office:value-type="string">
            <text:p text:style-name="P30">GG</text:p>
          </table:table-cell>
        </table:table-row>
        <table:table-row>
          <table:table-cell table:style-name="Table3.A5" office:value-type="string">
            <text:p text:style-name="P33">Total</text:p>
          </table:table-cell>
          <table:table-cell table:style-name="Table3.A5" office:value-type="string">
            <text:p text:style-name="P33"/>
          </table:table-cell>
          <table:table-cell table:style-name="Table3.A5" office:value-type="string">
            <text:p text:style-name="P33"/>
          </table:table-cell>
          <table:table-cell table:style-name="Table3.A5" office:value-type="string">
            <text:p text:style-name="P33"/>
          </table:table-cell>
          <table:table-cell table:style-name="Table3.A5" office:value-type="string">
            <text:p text:style-name="P35">$1,400.00</text:p>
          </table:table-cell>
          <table:table-cell table:style-name="Table3.A5" office:value-type="string">
            <text:p text:style-name="P33"/>
          </table:table-cell>
        </table:table-row>
      </table:table>
      <text:p text:style-name="Text_20_body"/>
      <text:p text:style-name="P62">Table 3. <text:span text:style-name="T37">Estimated annual m</text:span>onthly recurring costs</text:p>
      <table:table table:name="Table1" table:style-name="Table1" table:template-name="Tarek Table">
        <office:dde-source office:name="soffice1" office:dde-application="soffice" office:dde-item="/home/orangey/workspace/meta/pitches/2020/2020-2025 - Gaza office budget.ods" office:dde-topic="Sheet1.A16:E27" office:automatic-update="true"/>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Item</text:p>
          </table:table-cell>
          <table:table-cell table:style-name="Table1.A1" office:value-type="string">
            <text:p text:style-name="P34">Quantity</text:p>
          </table:table-cell>
          <table:table-cell table:style-name="Table1.A1" office:value-type="string">
            <text:p text:style-name="P34">Monthly unit cost</text:p>
          </table:table-cell>
          <table:table-cell table:style-name="Table1.A1" office:value-type="string">
            <text:p text:style-name="P33">Total annual cost</text:p>
          </table:table-cell>
          <table:table-cell table:style-name="Table1.A1" office:value-type="string">
            <text:p text:style-name="P33">Contributor</text:p>
          </table:table-cell>
        </table:table-row>
        <table:table-row table:style-name="Table1.2">
          <table:table-cell table:style-name="Table1.A2" office:value-type="string">
            <text:p text:style-name="P30">Engineering salary</text:p>
          </table:table-cell>
          <table:table-cell table:style-name="Table1.A2" office:value-type="string">
            <text:p text:style-name="P32">2</text:p>
          </table:table-cell>
          <table:table-cell table:style-name="Table1.A2" office:value-type="string">
            <text:p text:style-name="P32">1000</text:p>
          </table:table-cell>
          <table:table-cell table:style-name="Table1.A2" office:value-type="string">
            <text:p text:style-name="P31">$24,000.00</text:p>
          </table:table-cell>
          <table:table-cell table:style-name="Table1.A2" office:value-type="string">
            <text:p text:style-name="P30">SF</text:p>
          </table:table-cell>
        </table:table-row>
        <table:table-row>
          <table:table-cell table:style-name="Table1.A3" office:value-type="string">
            <text:p text:style-name="P30">Support staff salary</text:p>
          </table:table-cell>
          <table:table-cell table:style-name="Table1.A3" office:value-type="string">
            <text:p text:style-name="P32">1</text:p>
          </table:table-cell>
          <table:table-cell table:style-name="Table1.A3" office:value-type="string">
            <text:p text:style-name="P32">1000</text:p>
          </table:table-cell>
          <table:table-cell table:style-name="Table1.A3" office:value-type="string">
            <text:p text:style-name="P31">$12,000.00</text:p>
          </table:table-cell>
          <table:table-cell table:style-name="Table1.A3" office:value-type="string">
            <text:p text:style-name="P30">SF</text:p>
          </table:table-cell>
        </table:table-row>
        <table:table-row>
          <table:table-cell table:style-name="Table1.A2" office:value-type="string">
            <text:p text:style-name="P30">Medical consultant salary</text:p>
          </table:table-cell>
          <table:table-cell table:style-name="Table1.A2" office:value-type="string">
            <text:p text:style-name="P32">1</text:p>
          </table:table-cell>
          <table:table-cell table:style-name="Table1.A2" office:value-type="string">
            <text:p text:style-name="P32">2000</text:p>
          </table:table-cell>
          <table:table-cell table:style-name="Table1.A2" office:value-type="string">
            <text:p text:style-name="P31">$24,000.00</text:p>
          </table:table-cell>
          <table:table-cell table:style-name="Table1.A2" office:value-type="string">
            <text:p text:style-name="P30">GC</text:p>
          </table:table-cell>
        </table:table-row>
        <table:table-row>
          <table:table-cell table:style-name="Table1.A3" office:value-type="string">
            <text:p text:style-name="P30">Maintenance</text:p>
          </table:table-cell>
          <table:table-cell table:style-name="Table1.A3" office:value-type="string">
            <text:p text:style-name="P32">1</text:p>
          </table:table-cell>
          <table:table-cell table:style-name="Table1.A3" office:value-type="string">
            <text:p text:style-name="P32">150</text:p>
          </table:table-cell>
          <table:table-cell table:style-name="Table1.A3" office:value-type="string">
            <text:p text:style-name="P31">$1,800.00</text:p>
          </table:table-cell>
          <table:table-cell table:style-name="Table1.A3" office:value-type="string">
            <text:p text:style-name="P30">SF</text:p>
          </table:table-cell>
        </table:table-row>
        <table:table-row>
          <table:table-cell table:style-name="Table1.A2" office:value-type="string">
            <text:p text:style-name="P30">Transportation</text:p>
          </table:table-cell>
          <table:table-cell table:style-name="Table1.A2" office:value-type="string">
            <text:p text:style-name="P32">1</text:p>
          </table:table-cell>
          <table:table-cell table:style-name="Table1.A2" office:value-type="string">
            <text:p text:style-name="P32">50</text:p>
          </table:table-cell>
          <table:table-cell table:style-name="Table1.A2" office:value-type="string">
            <text:p text:style-name="P31">$600.00</text:p>
          </table:table-cell>
          <table:table-cell table:style-name="Table1.A2" office:value-type="string">
            <text:p text:style-name="P30">SF</text:p>
          </table:table-cell>
        </table:table-row>
        <table:table-row>
          <table:table-cell table:style-name="Table1.A3" office:value-type="string">
            <text:p text:style-name="P30">Travel Expenses</text:p>
          </table:table-cell>
          <table:table-cell table:style-name="Table1.A3" office:value-type="string">
            <text:p text:style-name="P32">1</text:p>
          </table:table-cell>
          <table:table-cell table:style-name="Table1.A3" office:value-type="string">
            <text:p text:style-name="P32">140</text:p>
          </table:table-cell>
          <table:table-cell table:style-name="Table1.A3" office:value-type="string">
            <text:p text:style-name="P31">$1,680.00</text:p>
          </table:table-cell>
          <table:table-cell table:style-name="Table1.A3" office:value-type="string">
            <text:p text:style-name="P30">SF</text:p>
          </table:table-cell>
        </table:table-row>
        <table:table-row>
          <table:table-cell table:style-name="Table1.A2" office:value-type="string">
            <text:p text:style-name="P30">Travel Expenses</text:p>
          </table:table-cell>
          <table:table-cell table:style-name="Table1.A2" office:value-type="string">
            <text:p text:style-name="P32">1</text:p>
          </table:table-cell>
          <table:table-cell table:style-name="Table1.A2" office:value-type="string">
            <text:p text:style-name="P32">280</text:p>
          </table:table-cell>
          <table:table-cell table:style-name="Table1.A2" office:value-type="string">
            <text:p text:style-name="P31">$3,360.00</text:p>
          </table:table-cell>
          <table:table-cell table:style-name="Table1.A2" office:value-type="string">
            <text:p text:style-name="P30">GG</text:p>
          </table:table-cell>
        </table:table-row>
        <table:table-row>
          <table:table-cell table:style-name="Table1.A3" office:value-type="string">
            <text:p text:style-name="P30">Rent</text:p>
          </table:table-cell>
          <table:table-cell table:style-name="Table1.A3" office:value-type="string">
            <text:p text:style-name="P32">1</text:p>
          </table:table-cell>
          <table:table-cell table:style-name="Table1.A3" office:value-type="string">
            <text:p text:style-name="P32">200</text:p>
          </table:table-cell>
          <table:table-cell table:style-name="Table1.A3" office:value-type="string">
            <text:p text:style-name="P31">$2,400.00</text:p>
          </table:table-cell>
          <table:table-cell table:style-name="Table1.A3" office:value-type="string">
            <text:p text:style-name="P30">SF</text:p>
          </table:table-cell>
        </table:table-row>
        <table:table-row>
          <table:table-cell table:style-name="Table1.A2" office:value-type="string">
            <text:p text:style-name="P30">Accident insurance</text:p>
          </table:table-cell>
          <table:table-cell table:style-name="Table1.A2" office:value-type="string">
            <text:p text:style-name="P32">1</text:p>
          </table:table-cell>
          <table:table-cell table:style-name="Table1.A2" office:value-type="string">
            <text:p text:style-name="P32">33.33</text:p>
          </table:table-cell>
          <table:table-cell table:style-name="Table1.A2" office:value-type="string">
            <text:p text:style-name="P31">$400.00</text:p>
          </table:table-cell>
          <table:table-cell table:style-name="Table1.A2" office:value-type="string">
            <text:p text:style-name="P30">SF</text:p>
          </table:table-cell>
        </table:table-row>
        <table:table-row>
          <table:table-cell table:style-name="Table1.A3" office:value-type="string">
            <text:p text:style-name="P30">Accounts receivable payback</text:p>
          </table:table-cell>
          <table:table-cell table:style-name="Table1.A3" office:value-type="string">
            <text:p text:style-name="P32">1</text:p>
          </table:table-cell>
          <table:table-cell table:style-name="Table1.A3" office:value-type="string">
            <text:p text:style-name="P32">33.33</text:p>
          </table:table-cell>
          <table:table-cell table:style-name="Table1.A3" office:value-type="string">
            <text:p text:style-name="P31">$400.00</text:p>
          </table:table-cell>
          <table:table-cell table:style-name="Table1.A3" office:value-type="string">
            <text:p text:style-name="P30">SF</text:p>
          </table:table-cell>
        </table:table-row>
        <table:table-row>
          <table:table-cell table:style-name="Table1.A12" office:value-type="string">
            <text:p text:style-name="P33">Total</text:p>
          </table:table-cell>
          <table:table-cell table:style-name="Table1.A12" office:value-type="string">
            <text:p text:style-name="P33"/>
          </table:table-cell>
          <table:table-cell table:style-name="Table1.A12" office:value-type="string">
            <text:p text:style-name="P33"/>
          </table:table-cell>
          <table:table-cell table:style-name="Table1.A12" office:value-type="string">
            <text:p text:style-name="P35">$70,640.00</text:p>
          </table:table-cell>
          <table:table-cell table:style-name="Table1.A12" office:value-type="string">
            <text:p text:style-name="P30"/>
          </table:table-cell>
        </table:table-row>
      </table:table>
      <text:p text:style-name="Text_20_body"/>
      <text:p text:style-name="P63"/>
      <text:p text:style-name="P68">Table 4. <text:span text:style-name="T37">Estimated annual m</text:span>iscellaneous costs</text:p>
      <table:table table:name="Table2" table:style-name="Table2" table:template-name="Tarek Table">
        <office:dde-source office:name="soffice2" office:dde-application="soffice" office:dde-item="/home/orangey/workspace/meta/pitches/2020/2020-2025 - Gaza office budget.ods" office:dde-topic="Sheet1.A30:E37" office:automatic-update="tru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Item</text:p>
          </table:table-cell>
          <table:table-cell table:style-name="Table2.A1" office:value-type="string">
            <text:p text:style-name="P34">Quantity</text:p>
          </table:table-cell>
          <table:table-cell table:style-name="Table2.A1" office:value-type="string">
            <text:p text:style-name="P34">Unit cost</text:p>
          </table:table-cell>
          <table:table-cell table:style-name="Table2.A1" office:value-type="string">
            <text:p text:style-name="P33">Total cost</text:p>
          </table:table-cell>
          <table:table-cell table:style-name="Table2.A1" office:value-type="string">
            <text:p text:style-name="P33">Contributor</text:p>
          </table:table-cell>
        </table:table-row>
        <table:table-row>
          <table:table-cell table:style-name="Table2.A2" office:value-type="string">
            <text:p text:style-name="P30">Contingency fund</text:p>
          </table:table-cell>
          <table:table-cell table:style-name="Table2.A2" office:value-type="string">
            <text:p text:style-name="P32">1</text:p>
          </table:table-cell>
          <table:table-cell table:style-name="Table2.A2" office:value-type="string">
            <text:p text:style-name="P32">1250</text:p>
          </table:table-cell>
          <table:table-cell table:style-name="Table2.A2" office:value-type="string">
            <text:p text:style-name="P31">$1,250.00</text:p>
          </table:table-cell>
          <table:table-cell table:style-name="Table2.A2" office:value-type="string">
            <text:p text:style-name="P30">SF</text:p>
          </table:table-cell>
        </table:table-row>
        <table:table-row>
          <table:table-cell table:style-name="Table2.A3" office:value-type="string">
            <text:p text:style-name="P30">Contingency fund</text:p>
          </table:table-cell>
          <table:table-cell table:style-name="Table2.A3" office:value-type="string">
            <text:p text:style-name="P32">1</text:p>
          </table:table-cell>
          <table:table-cell table:style-name="Table2.A3" office:value-type="string">
            <text:p text:style-name="P32">625</text:p>
          </table:table-cell>
          <table:table-cell table:style-name="Table2.A3" office:value-type="string">
            <text:p text:style-name="P31">$625.00</text:p>
          </table:table-cell>
          <table:table-cell table:style-name="Table2.A3" office:value-type="string">
            <text:p text:style-name="P30">GG</text:p>
          </table:table-cell>
        </table:table-row>
        <table:table-row>
          <table:table-cell table:style-name="Table2.A2" office:value-type="string">
            <text:p text:style-name="P30">Contingency fund</text:p>
          </table:table-cell>
          <table:table-cell table:style-name="Table2.A2" office:value-type="string">
            <text:p text:style-name="P32">1</text:p>
          </table:table-cell>
          <table:table-cell table:style-name="Table2.A2" office:value-type="string">
            <text:p text:style-name="P32">625</text:p>
          </table:table-cell>
          <table:table-cell table:style-name="Table2.A2" office:value-type="string">
            <text:p text:style-name="P31">$625.00</text:p>
          </table:table-cell>
          <table:table-cell table:style-name="Table2.A2" office:value-type="string">
            <text:p text:style-name="P30">GC</text:p>
          </table:table-cell>
        </table:table-row>
        <table:table-row>
          <table:table-cell table:style-name="Table2.A3" office:value-type="string">
            <text:p text:style-name="P30">Medical Conference / Hackathon</text:p>
          </table:table-cell>
          <table:table-cell table:style-name="Table2.A3" office:value-type="string">
            <text:p text:style-name="P32">1</text:p>
          </table:table-cell>
          <table:table-cell table:style-name="Table2.A3" office:value-type="string">
            <text:p text:style-name="P32">600</text:p>
          </table:table-cell>
          <table:table-cell table:style-name="Table2.A3" office:value-type="string">
            <text:p text:style-name="P31">$600.00</text:p>
          </table:table-cell>
          <table:table-cell table:style-name="Table2.A3" office:value-type="string">
            <text:p text:style-name="P30">SF</text:p>
          </table:table-cell>
        </table:table-row>
        <table:table-row>
          <table:table-cell table:style-name="Table2.A2" office:value-type="string">
            <text:p text:style-name="P30">Medical Conference / Hackathon</text:p>
          </table:table-cell>
          <table:table-cell table:style-name="Table2.A2" office:value-type="string">
            <text:p text:style-name="P32">1</text:p>
          </table:table-cell>
          <table:table-cell table:style-name="Table2.A2" office:value-type="string">
            <text:p text:style-name="P32">300</text:p>
          </table:table-cell>
          <table:table-cell table:style-name="Table2.A2" office:value-type="string">
            <text:p text:style-name="P31">$300.00</text:p>
          </table:table-cell>
          <table:table-cell table:style-name="Table2.A2" office:value-type="string">
            <text:p text:style-name="P30">GG</text:p>
          </table:table-cell>
        </table:table-row>
        <table:table-row>
          <table:table-cell table:style-name="Table2.A3" office:value-type="string">
            <text:p text:style-name="P30">Other</text:p>
          </table:table-cell>
          <table:table-cell table:style-name="Table2.A3" office:value-type="string">
            <text:p text:style-name="P32">1</text:p>
          </table:table-cell>
          <table:table-cell table:style-name="Table2.A3" office:value-type="string">
            <text:p text:style-name="P32">620</text:p>
          </table:table-cell>
          <table:table-cell table:style-name="Table2.A3" office:value-type="string">
            <text:p text:style-name="P31">$620.00</text:p>
          </table:table-cell>
          <table:table-cell table:style-name="Table2.A3" office:value-type="string">
            <text:p text:style-name="P30">SF</text:p>
          </table:table-cell>
        </table:table-row>
        <table:table-row>
          <table:table-cell table:style-name="Table2.A8" office:value-type="string">
            <text:p text:style-name="P33">Total</text:p>
          </table:table-cell>
          <table:table-cell table:style-name="Table2.A8" office:value-type="string">
            <text:p text:style-name="P33"/>
          </table:table-cell>
          <table:table-cell table:style-name="Table2.A8" office:value-type="string">
            <text:p text:style-name="P33"/>
          </table:table-cell>
          <table:table-cell table:style-name="Table2.A8" office:value-type="string">
            <text:p text:style-name="P35">$4,020.00</text:p>
          </table:table-cell>
          <table:table-cell table:style-name="Table2.A8" office:value-type="string">
            <text:p text:style-name="P30"/>
          </table:table-cell>
        </table:table-row>
      </table:table>
      <text:p text:style-name="P24"/>
      <text:p text:style-name="P25">Table <text:span text:style-name="T38">5</text:span>. <text:span text:style-name="T31">Total costs for FY2020</text:span></text:p>
      <table:table table:name="Table4" table:style-name="Table4" table:template-name="Tarek Table">
        <office:dde-source office:name="soffice6" office:dde-application="soffice" office:dde-item="/home/orangey/workspace/meta/pitches/2020/2020-2025 - Gaza office budget.ods" office:dde-topic="Sheet1.A45:B49" office:automatic-update="true"/>
        <table:table-column table:style-name="Table4.A"/>
        <table:table-column table:style-name="Table4.B"/>
        <table:table-row table:style-name="Table4.1">
          <table:table-cell table:style-name="Table4.A1" office:value-type="string">
            <text:p text:style-name="P30">Capital costs</text:p>
          </table:table-cell>
          <table:table-cell table:style-name="Table4.A1" office:value-type="string">
            <text:p text:style-name="P30">$3,350.00</text:p>
          </table:table-cell>
        </table:table-row>
        <table:table-row>
          <table:table-cell table:style-name="Table4.A2" office:value-type="string">
            <text:p text:style-name="P30">Material costs</text:p>
          </table:table-cell>
          <table:table-cell table:style-name="Table4.A2" office:value-type="string">
            <text:p text:style-name="P30">$1,400.00</text:p>
          </table:table-cell>
        </table:table-row>
        <table:table-row>
          <table:table-cell table:style-name="Table4.A3" office:value-type="string">
            <text:p text:style-name="P30">Monthly recurring costs</text:p>
          </table:table-cell>
          <table:table-cell table:style-name="Table4.A3" office:value-type="string">
            <text:p text:style-name="P30">$70,640.00</text:p>
          </table:table-cell>
        </table:table-row>
        <table:table-row>
          <table:table-cell table:style-name="Table4.A2" office:value-type="string">
            <text:p text:style-name="P30">Miscellaneous Costs</text:p>
          </table:table-cell>
          <table:table-cell table:style-name="Table4.A2" office:value-type="string">
            <text:p text:style-name="P30">$4,020.00</text:p>
          </table:table-cell>
        </table:table-row>
        <table:table-row>
          <table:table-cell table:style-name="Table4.A5" office:value-type="string">
            <text:p text:style-name="P33">Total</text:p>
          </table:table-cell>
          <table:table-cell table:style-name="Table4.A5" office:value-type="string">
            <text:p text:style-name="P33">$79,410.00</text:p>
          </table:table-cell>
        </table:table-row>
      </table:table>
      <text:p text:style-name="P64"/>
      <text:p text:style-name="P64">Table <text:span text:style-name="T38">6</text:span>. <text:span text:style-name="T31">Organizational contributions for FY2020</text:span></text:p>
      <table:table table:name="Table6" table:style-name="Table6">
        <office:dde-source office:name="soffice5" office:dde-application="soffice" office:dde-item="/home/orangey/workspace/meta/pitches/2020/2020-2025 - Gaza office budget.ods" office:dde-topic="Sheet1.A39:C43" office:automatic-update="true"/>
        <table:table-column table:style-name="Table6.A" table:number-columns-repeated="3"/>
        <table:table-row table:style-name="Table6.1">
          <table:table-cell table:style-name="Table6.A1" office:value-type="string">
            <text:p text:style-name="P71">Organization</text:p>
          </table:table-cell>
          <table:table-cell table:style-name="Table6.A1" office:value-type="string">
            <text:p text:style-name="P71">Amount</text:p>
          </table:table-cell>
          <table:table-cell table:style-name="Table6.A1" office:value-type="string">
            <text:p text:style-name="P71">Percent</text:p>
          </table:table-cell>
        </table:table-row>
        <table:table-row>
          <table:table-cell table:style-name="Table6.A2" office:value-type="string">
            <text:p text:style-name="P74">Glia Gaza</text:p>
          </table:table-cell>
          <table:table-cell table:style-name="Table6.A2" office:value-type="string">
            <text:p text:style-name="P74">$4,785.00</text:p>
          </table:table-cell>
          <table:table-cell table:style-name="Table6.A2" office:value-type="string">
            <text:p text:style-name="P74">6.03%</text:p>
          </table:table-cell>
        </table:table-row>
        <table:table-row>
          <table:table-cell table:style-name="Table6.A3" office:value-type="string">
            <text:p text:style-name="P74">Glia Canada</text:p>
          </table:table-cell>
          <table:table-cell table:style-name="Table6.A3" office:value-type="string">
            <text:p text:style-name="P74">$24,625.00</text:p>
          </table:table-cell>
          <table:table-cell table:style-name="Table6.A3" office:value-type="string">
            <text:p text:style-name="P74">31.01%</text:p>
          </table:table-cell>
        </table:table-row>
        <table:table-row>
          <table:table-cell table:style-name="Table6.A2" office:value-type="string">
            <text:p text:style-name="P74">Shuttleworth Foundation</text:p>
          </table:table-cell>
          <table:table-cell table:style-name="Table6.A2" office:value-type="string">
            <text:p text:style-name="P74">$50,000.00</text:p>
          </table:table-cell>
          <table:table-cell table:style-name="Table6.A2" office:value-type="string">
            <text:p text:style-name="P74">62.96%</text:p>
          </table:table-cell>
        </table:table-row>
        <table:table-row>
          <table:table-cell table:style-name="Table6.A5" office:value-type="string">
            <text:p text:style-name="P71">Total</text:p>
          </table:table-cell>
          <table:table-cell table:style-name="Table6.A5" office:value-type="string">
            <text:p text:style-name="P71">$79,410.00</text:p>
          </table:table-cell>
          <table:table-cell table:style-name="Table6.A5" office:value-type="string">
            <text:p text:style-name="P71">100.00%</text:p>
          </table:table-cell>
        </table:table-row>
      </table:table>
      <text:p text:style-name="P64"/>
      <text:p text:style-name="P65"/>
      <text:p text:style-name="P69">Table 7. Organizational contributions for FY2020-2021</text:p>
      <table:table table:name="Table7" table:style-name="Table7" table:template-name="Tarek Table">
        <office:dde-source office:name="soffice7" office:dde-application="soffice" office:dde-item="/home/orangey/workspace/meta/pitches/2020/2020-2025 - Gaza office budget.ods" office:dde-topic="Sheet1.A52:D59" office:automatic-update="true"/>
        <table:table-column table:style-name="Table7.A" table:number-columns-repeated="4"/>
        <table:table-row table:style-name="Table7.1">
          <table:table-cell table:style-name="Table7.A1" office:value-type="string">
            <text:p text:style-name="P33">Fiscal Year</text:p>
          </table:table-cell>
          <table:table-cell table:style-name="Table7.A1" office:value-type="string">
            <text:p text:style-name="P34">Shuttleworth Foundation</text:p>
          </table:table-cell>
          <table:table-cell table:style-name="Table7.A1" office:value-type="string">
            <text:p text:style-name="P34">Glia Gaza</text:p>
          </table:table-cell>
          <table:table-cell table:style-name="Table7.A1" office:value-type="string">
            <text:p text:style-name="P34">Glia Canada</text:p>
          </table:table-cell>
        </table:table-row>
        <table:table-row table:style-name="Table7.1">
          <table:table-cell table:style-name="Table7.A2" office:value-type="string">
            <text:p text:style-name="P30">2020</text:p>
          </table:table-cell>
          <table:table-cell table:style-name="Table7.A2" office:value-type="string">
            <text:p text:style-name="P32">$50,000.00</text:p>
          </table:table-cell>
          <table:table-cell table:style-name="Table7.A2" office:value-type="string">
            <text:p text:style-name="P32">$4,785.00</text:p>
          </table:table-cell>
          <table:table-cell table:style-name="Table7.A2" office:value-type="string">
            <text:p text:style-name="P32">$24,625.00</text:p>
          </table:table-cell>
        </table:table-row>
        <table:table-row table:style-name="Table7.1">
          <table:table-cell table:style-name="Table7.A3" office:value-type="string">
            <text:p text:style-name="P30">2021</text:p>
          </table:table-cell>
          <table:table-cell table:style-name="Table7.A3" office:value-type="string">
            <text:p text:style-name="P32">$40,000.00</text:p>
          </table:table-cell>
          <table:table-cell table:style-name="Table7.A3" office:value-type="string">
            <text:p text:style-name="P32">$14,785.00</text:p>
          </table:table-cell>
          <table:table-cell table:style-name="Table7.A3" office:value-type="string">
            <text:p text:style-name="P32">$24,625.00</text:p>
          </table:table-cell>
        </table:table-row>
        <table:table-row table:style-name="Table7.1">
          <table:table-cell table:style-name="Table7.A2" office:value-type="string">
            <text:p text:style-name="P30">2022</text:p>
          </table:table-cell>
          <table:table-cell table:style-name="Table7.A2" office:value-type="string">
            <text:p text:style-name="P32">$30,000.00</text:p>
          </table:table-cell>
          <table:table-cell table:style-name="Table7.A2" office:value-type="string">
            <text:p text:style-name="P32">$24,785.00</text:p>
          </table:table-cell>
          <table:table-cell table:style-name="Table7.A2" office:value-type="string">
            <text:p text:style-name="P32">$24,625.00</text:p>
          </table:table-cell>
        </table:table-row>
        <table:table-row table:style-name="Table7.1">
          <table:table-cell table:style-name="Table7.A3" office:value-type="string">
            <text:p text:style-name="P30">2023</text:p>
          </table:table-cell>
          <table:table-cell table:style-name="Table7.A3" office:value-type="string">
            <text:p text:style-name="P32">$20,000.00</text:p>
          </table:table-cell>
          <table:table-cell table:style-name="Table7.A3" office:value-type="string">
            <text:p text:style-name="P32">$34,785.00</text:p>
          </table:table-cell>
          <table:table-cell table:style-name="Table7.A3" office:value-type="string">
            <text:p text:style-name="P32">$24,625.00</text:p>
          </table:table-cell>
        </table:table-row>
        <table:table-row table:style-name="Table7.1">
          <table:table-cell table:style-name="Table7.A2" office:value-type="string">
            <text:p text:style-name="P30">2024</text:p>
          </table:table-cell>
          <table:table-cell table:style-name="Table7.A2" office:value-type="string">
            <text:p text:style-name="P32">$10,000.00</text:p>
          </table:table-cell>
          <table:table-cell table:style-name="Table7.A2" office:value-type="string">
            <text:p text:style-name="P32">$44,785.00</text:p>
          </table:table-cell>
          <table:table-cell table:style-name="Table7.A2" office:value-type="string">
            <text:p text:style-name="P32">$24,625.00</text:p>
          </table:table-cell>
        </table:table-row>
        <table:table-row table:style-name="Table7.1">
          <table:table-cell table:style-name="Table7.A3" office:value-type="string">
            <text:p text:style-name="P30">2025</text:p>
          </table:table-cell>
          <table:table-cell table:style-name="Table7.A3" office:value-type="string">
            <text:p text:style-name="P32">$0.00</text:p>
          </table:table-cell>
          <table:table-cell table:style-name="Table7.A3" office:value-type="string">
            <text:p text:style-name="P32">$54,785.00</text:p>
          </table:table-cell>
          <table:table-cell table:style-name="Table7.A3" office:value-type="string">
            <text:p text:style-name="P32">$24,625.00</text:p>
          </table:table-cell>
        </table:table-row>
        <table:table-row table:style-name="Table7.1">
          <table:table-cell table:style-name="Table7.A8" office:value-type="string">
            <text:p text:style-name="P33">Total</text:p>
          </table:table-cell>
          <table:table-cell table:style-name="Table7.A8" office:value-type="string">
            <text:p text:style-name="P34">$150,000.00</text:p>
          </table:table-cell>
          <table:table-cell table:style-name="Table7.A8" office:value-type="string">
            <text:p text:style-name="P34">$178,710.00</text:p>
          </table:table-cell>
          <table:table-cell table:style-name="Table7.A8" office:value-type="string">
            <text:p text:style-name="P34">$147,750.00</text:p>
          </table:table-cell>
        </table:table-row>
      </table:table>
      <text:p text:style-name="P65"/>
      <text:p text:style-name="Heading_20_1">Measures of success<office:annotation><dc:creator>Unknown Author</dc:creator><dc:date>2015-03-11T13:55:23</dc:date><text:p><text:span text:style-name="T39">How will you know whether the project was successful or not?</text:span></text:p></office:annotation></text:p>
      <text:p text:style-name="Heading_20_2">What changes in behaviour do you expect to see?</text:p>
      <text:p text:style-name="P12">1. Independence <text:span text:style-name="T18">of the engineers in Gaza to create, research and manufacture devices</text:span></text:p>
      <text:p text:style-name="P13">2. Ability of <text:span text:style-name="T30">TdH, Emaar, </text:span>UCST-KY and WWB to 3D print with competence</text:p>
      <text:p text:style-name="P66">3. The maturation of an indigenous medical devices R&amp;D and manufacturing sector</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9">Communication strategy<office:annotation><dc:creator>Unknown Author</dc:creator><dc:date>2015-03-11T13:56:01</dc:date><text:p><text:span text:style-name="T39">How will you engage partners (boundary and strategic)?</text:span></text:p><text:p><text:span text:style-name="T39">How will you advocate about your project in its contextual environment?</text:span></text:p><text:p><text:span text:style-name="T39">How will you share the process of implementing the project?</text:span></text:p><text:p><text:span text:style-name="T39">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6">S</text:span>ustainability strategy<office:annotation><dc:creator>Unknown Author</dc:creator><dc:date>2015-03-11T13:56:42</dc:date><text:p><text:span text:style-name="T39">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17">Natural Sciences and Engineering Research Council, </text:span>NSERC; <text:span text:style-name="T17">or Canadian Institutes of Health Research, CIHR</text:span>).</text:p>
      <text:p text:style-name="P11"><text:span text:style-name="T17">The third strategy is to attempt to create a high-impact revenue stream by transferring some legitimacy and capability from this project</text:span> to Tashkeel 3D, <text:span text:style-name="T17">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9">What should you look out for?</text:span></text:p><text:p><text:span text:style-name="T39">What risks do you face in project implementation?</text:span></text:p><text:p><text:span text:style-name="T39">Risks for uptake?</text:span></text:p><text:p><text:span text:style-name="T39">Risks for exit/sustainability/viability?</text:span></text:p></office:annotation></text:p>
      <text:p text:style-name="P13">The main risks for this office and its personnel are:</text:p>
      <text:list xml:id="list2175342737" text:style-name="L6">
        <text:list-item>
          <text:p text:style-name="P56">Personnel gaining status and taking higher paid jobs elsewhere</text:p>
        </text:list-item>
        <text:list-item>
          <text:p text:style-name="P58">Personnel being targeted by Israeli authorities for perceived anti-Israeli activities</text:p>
        </text:list-item>
        <text:list-item>
          <text:p text:style-name="P58">Personnel being targeted by Palestinian authorities for perceived anti-Palestinian activities</text:p>
        </text:list-item>
        <text:list-item>
          <text:p text:style-name="P58">Theft, confiscation or destruction of office and equipment by Israeli or Palestinian forces</text:p>
        </text:list-item>
        <text:list-item>
          <text:p text:style-name="P58">Theft of equipment by domestic competitors or idiots</text:p>
        </text:list-item>
        <text:list-item>
          <text:p text:style-name="P58">Engagement of office personnel in non-medical activities of 3D printing, <text:span text:style-name="T19">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8"><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5</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9"><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72</meta:editing-cycles>
    <meta:editing-duration>P1DT8H42M50S</meta:editing-duration>
    <meta:initial-creator>Tarek Loubani</meta:initial-creator>
    <dc:date>2019-05-21T16:35:45.508393919</dc:date>
    <meta:document-statistic meta:table-count="7" meta:image-count="3" meta:object-count="0" meta:page-count="10" meta:paragraph-count="318" meta:word-count="1982" meta:character-count="12541" meta:non-whitespace-character-count="10916"/>
    <meta:user-defined meta:name="Info 1"/>
    <meta:user-defined meta:name="Info 2"/>
    <meta:user-defined meta:name="Info 3"/>
    <meta:user-defined meta:name="Info 4"/>
  </office:meta>
</office:document-meta>
</file>